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068cm" fo:min-width="0.501cm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0.501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64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72cm" fo:min-width="10.1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18cm" fo:min-width="9.9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8.905cm" svg:y="2.213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0.635cm" svg:x="7.253cm" svg:y="3.0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143cm" svg:height="0.635cm" svg:x="6.751cm" svg:y="2.392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0.762cm" svg:height="0.762cm" svg:x="4.606cm" svg:y="2.41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5.507cm" svg:y="2.61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4.306cm" svg:y="6.226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43cm" svg:height="0.635cm" svg:x="7.454cm" svg:y="6.8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0.635cm" svg:x="6.952cm" svg:y="6.205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0.762cm" svg:height="0.762cm" svg:x="9.507cm" svg:y="5.827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0.408cm" svg:y="5.92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5.707cm" svg:y="6.52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4.707cm" svg:y="7.62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3.908cm" svg:y="4.828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907cm" svg:y="5.82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3.308cm" svg:y="7.228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5.209cm" svg:y="5.129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922cm" svg:height="2.794cm" svg:x="2.724cm" svg:y="1.4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762cm" svg:height="0.762cm" svg:x="11.308cm" svg:y="6.02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2.209cm" svg:y="6.12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8.908cm" svg:y="6.52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9.809cm" svg:y="6.62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0.709cm" svg:y="6.72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1.61cm" svg:y="6.8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9.308cm" svg:y="7.32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0.209cm" svg:y="7.42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1.109cm" svg:y="7.52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2.01cm" svg:y="7.6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12.51cm" svg:y="6.9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0.922cm" svg:height="4.508cm" svg:x="2.724cm" svg:y="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9:30:31.801276922</meta:creation-date>
    <dc:date>2019-07-28T19:41:00.286901677</dc:date>
    <meta:editing-duration>PT17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